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" style:parent-style-name="HTMLPreformatted" style:family="paragraph">
      <style:paragraph-properties style:vertical-align="top"/>
    </style:style>
    <style:style style:name="P5" style:parent-style-name="HTMLPreformatted" style:family="paragraph">
      <style:paragraph-properties style:vertical-align="top"/>
    </style:style>
    <style:style style:name="P6" style:parent-style-name="HTMLPreformatted" style:family="paragraph">
      <style:paragraph-properties style:vertical-align="top"/>
      <style:text-properties fo:color="#37474F" fo:font-size="11pt" style:font-size-asian="11pt" style:font-size-complex="11pt"/>
    </style:style>
    <style:style style:name="P7" style:parent-style-name="HTMLPreformatted" style:family="paragraph">
      <style:paragraph-properties style:vertical-align="top"/>
      <style:text-properties fo:color="#37474F" fo:font-size="11pt" style:font-size-asian="11pt" style:font-size-complex="11pt"/>
    </style:style>
    <style:style style:name="P8" style:parent-style-name="HTMLPreformatted" style:family="paragraph">
      <style:paragraph-properties style:vertical-align="top"/>
      <style:text-properties fo:color="#37474F" fo:font-size="11pt" style:font-size-asian="11pt" style:font-size-complex="11pt"/>
    </style:style>
    <style:style style:name="P9" style:parent-style-name="HTMLPreformatted" style:family="paragraph">
      <style:paragraph-properties style:vertical-align="top"/>
      <style:text-properties fo:color="#37474F" fo:font-size="11pt" style:font-size-asian="11pt" style:font-size-complex="11pt"/>
    </style:style>
    <style:style style:name="P10" style:parent-style-name="HTMLPreformatted" style:family="paragraph">
      <style:paragraph-properties style:vertical-align="top"/>
      <style:text-properties fo:color="#37474F" fo:font-size="11pt" style:font-size-asian="11pt" style:font-size-complex="11pt"/>
    </style:style>
    <style:style style:name="P11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T.Moore</text:p>
      <text:p text:style-name="Normal">2.7.19</text:p>
      <text:p text:style-name="Normal">Notes taken from webpage:<text:s/><text:a xlink:href="http://wiki.seeedstudio.com/Grove-LCD_RGB_Backlight/" office:target-frame-name="_top" xlink:show="replace"><text:span text:style-name="Hyperlink">http://wiki.seeedstudio.com/Grove-LCD_RGB_Backlight/</text:span></text:a></text:p>
      <text:p text:style-name="Normal"><text:tab/><text:tab/><text:tab/><text:a xlink:href="https://www.seeedstudio.com/Grove-LCD-RGB-Backlight-p-1643.html" office:target-frame-name="_top" xlink:show="replace"><text:span text:style-name="Hyperlink">https://www.seeedstudio.com/Grove-LCD-RGB-Backlight-p-1643.html</text:span></text:a></text:p>
      <text:p text:style-name="Normal">Git Project Directory for LCD:<text:s/><text:a xlink:href="https://github.com/SeeedDocument/Grove_LCD_RGB_Backlight" office:target-frame-name="_top" xlink:show="replace"><text:span text:style-name="Hyperlink">https://github.com/SeeedDocument/Grove_LCD_RGB_Backlight</text:span></text:a></text:p>
      <text:p text:style-name="Normal">GIT Project Directory:<text:s/><text:a xlink:href="https://github.com/Seeed-Studio/grove.py" office:target-frame-name="_top" xlink:show="replace"><text:span text:style-name="Hyperlink">https://github.com/Seeed-Studio/grove.py</text:span></text:a></text:p>
      <text:p text:style-name="P2"/>
      <text:p text:style-name="P3">Grove - LCD RGB Backlight<text:s/>Library Setup</text:p>
      <text:p text:style-name="Normal">LCD<text:s/>is connected to<text:s/>one of the I2C ports<text:s/>of the base hat.</text:p>
      <text:p text:style-name="P4">Step1: Setting up software on RPI…<text:s/></text:p>
      <text:p text:style-name="P5"/>
      <text:p text:style-name="P6">$$ curl -sL https://github.com/Seeed-Studio/grove.py/raw/master/install.sh | sudo bash -s -</text:p>
      <text:p text:style-name="Normal"/>
      <text:p text:style-name="Normal">Step2:</text:p>
      <text:p text:style-name="Normal">If everything goes well you should get:</text:p>
      <text:p text:style-name="P7">Successfully installed grove.py-0.5</text:p>
      <text:p text:style-name="P8">#######################################################</text:p>
      <text:p text:style-name="P9">Lastest Grove.py from github install complete <text:s text:c="2"/>!!!!!</text:p>
      <text:p text:style-name="P10">#######################################################</text:p>
      <text:p text:style-name="Normal"/>
      <text:p text:style-name="Normal">Step3:<text:s/></text:p>
      <text:p text:style-name="Normal">Download the source file<text:s/>library.</text:p>
      <text:p text:style-name="Normal">$$<text:s/>cd ~</text:p>
      <text:p text:style-name="Normal">$$ git clone<text:s/><text:a xlink:href="https://github.com/DexterInd/GrovePi.git" office:target-frame-name="_top" xlink:show="replace"><text:span text:style-name="Hyperlink">https://github.com/DexterInd/GrovePi.git</text:span></text:a></text:p>
      <text:p text:style-name="P11">Usage</text:p>
      <text:p text:style-name="P12">Grove - LCD RGB Backlight<text:s/>Usage (With Grove Base Hat for Raspberry Pi):</text:p>
      <text:p text:style-name="Normal">$$ cd ~/GrovePi/Software/Python/grove_rgb_lcd</text:p>
      <text:p text:style-name="Normal">$$ python grove_rgb_lcd.py</text:p>
      <text:p text:style-name="Normal"/>
      <text:p text:style-name="Normal"/>
      <text:p text:style-name="Normal"/>
      <text:p text:style-name="Normal"/>
      <text:p text:style-name="Normal"/>
      <text:p text:style-name="Normal">Example Code:</text:p>
      <text:p text:style-name="Normal"># example code</text:p>
      <text:p text:style-name="Normal">if __name__=="__main__":</text:p>
      <text:p text:style-name="Normal"><text:s text:c="4"/>setText("Hello world\nThis is an LCD test")</text:p>
      <text:p text:style-name="Normal"><text:s text:c="4"/>setRGB(0,128,64)</text:p>
      <text:p text:style-name="Normal"><text:s text:c="4"/>time.sleep(2)</text:p>
      <text:p text:style-name="Normal"><text:s text:c="4"/>for c in range(0,255):</text:p>
      <text:p text:style-name="Normal"><text:s text:c="8"/>setText_norefresh("Going to sleep in {}...".format(str(c)))</text:p>
      <text:p text:style-name="Normal"><text:s text:c="8"/>setRGB(c,255-c,0)</text:p>
      <text:p text:style-name="Normal"><text:s text:c="8"/>time.sleep(0.1)</text:p>
      <text:p text:style-name="Normal"><text:s text:c="4"/>setRGB(0,255,0)</text:p>
      <text:p text:style-name="Normal"><text:s text:c="4"/>setText("Bye bye, this should wrap onto next line"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n" style:display-name="n" style:family="text" style:parent-style-name="DefaultParagraphFont"/>
    <style:style style:name="o" style:display-name="o" style:family="text" style:parent-style-name="DefaultParagraphFont"/>
    <style:style style:name="p" style:display-name="p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cmoore</meta:initial-creator>
    <dc:creator>tcmoore</dc:creator>
    <meta:creation-date>2019-02-06T15:16:00Z</meta:creation-date>
    <dc:date>2019-02-07T18:11:00Z</dc:date>
    <meta:template xlink:href="Normal.dotm" xlink:type="simple"/>
    <meta:editing-cycles>12</meta:editing-cycles>
    <meta:editing-duration>PT4260S</meta:editing-duration>
    <meta:document-statistic meta:page-count="2" meta:paragraph-count="3" meta:word-count="261" meta:character-count="1748" meta:row-count="12" meta:non-whitespace-character-count="1490"/>
  </office:meta>
</office:document-meta>
</file>